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EDMap" style:family="table">
      <style:table-properties style:width="6.9264in" fo:margin-left="0in" table:align="left"/>
    </style:style>
    <style:style style:name="LEDMap.A" style:family="table-column">
      <style:table-column-properties style:column-width="1.4826in"/>
    </style:style>
    <style:style style:name="LEDMap.B" style:family="table-column">
      <style:table-column-properties style:column-width="4.0813in"/>
    </style:style>
    <style:style style:name="LEDMap.C" style:family="table-column">
      <style:table-column-properties style:column-width="0.3722in"/>
    </style:style>
    <style:style style:name="LEDMap.D" style:family="table-column">
      <style:table-column-properties style:column-width="0.9903in"/>
    </style:style>
    <style:style style:name="LEDMap.A1" style:family="table-cell">
      <style:table-cell-properties fo:padding="0.0382in" fo:border-left="0.05pt solid #000000" fo:border-right="none" fo:border-top="0.05pt solid #000000" fo:border-bottom="0.05pt solid #000000"/>
    </style:style>
    <style:style style:name="LEDMap.D1" style:family="table-cell">
      <style:table-cell-properties fo:padding="0.0382in" fo:border="0.05pt solid #000000"/>
    </style:style>
    <style:style style:name="LEDMap.A2" style:family="table-cell">
      <style:table-cell-properties fo:padding="0.0382in" fo:border-left="0.05pt solid #000000" fo:border-right="none" fo:border-top="none" fo:border-bottom="0.05pt solid #000000"/>
    </style:style>
    <style:style style:name="LEDMap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normal" officeooo:rsid="0002bb9e" officeooo:paragraph-rsid="0002bb9e" style:font-size-asian="21pt" style:font-weight-asian="normal" style:font-size-complex="2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4pt" fo:font-weight="normal" officeooo:rsid="0008e3ed" officeooo:paragraph-rsid="0002bb9e" style:font-size-asian="21pt" style:font-weight-asian="normal" style:font-size-complex="2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c2a12" officeooo:paragraph-rsid="000c2a12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45320"/>
    </style:style>
    <style:style style:name="P5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035287" officeooo:paragraph-rsid="00035287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0c2a12" officeooo:paragraph-rsid="000c2a12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10829d" officeooo:paragraph-rsid="0010829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132b86" officeooo:paragraph-rsid="00132b86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1cf2a0" officeooo:paragraph-rsid="001cf2a0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1e9e21" officeooo:paragraph-rsid="001e9e21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 style:writing-mode="page"/>
      <style:text-properties fo:font-size="12pt" officeooo:rsid="0010faf9" officeooo:paragraph-rsid="0010faf9" style:font-size-asian="12pt" style:font-size-complex="12pt"/>
    </style:style>
    <style:style style:name="P12" style:family="paragraph" style:parent-style-name="Table_20_Contents">
      <style:paragraph-properties fo:line-height="150%" fo:text-align="start" style:justify-single-word="false" style:writing-mode="page"/>
      <style:text-properties fo:font-size="12pt" officeooo:rsid="0010faf9" officeooo:paragraph-rsid="0010faf9" style:font-size-asian="12pt" style:font-size-complex="12pt"/>
    </style:style>
    <style:style style:name="P13" style:family="paragraph" style:parent-style-name="Table_20_Contents">
      <style:paragraph-properties fo:line-height="150%" fo:text-align="center" style:justify-single-word="false" style:writing-mode="page"/>
      <style:text-properties fo:font-size="12pt" officeooo:rsid="00118506" officeooo:paragraph-rsid="00118506" style:font-size-asian="12pt" style:font-size-complex="12pt"/>
    </style:style>
    <style:style style:name="P14" style:family="paragraph" style:parent-style-name="Table_20_Contents">
      <style:paragraph-properties fo:line-height="150%" fo:text-align="start" style:justify-single-word="false" style:writing-mode="page"/>
      <style:text-properties fo:font-size="12pt" officeooo:rsid="00178e5c" officeooo:paragraph-rsid="00178e5c" style:font-size-asian="12pt" style:font-size-complex="12pt"/>
    </style:style>
    <style:style style:name="P15" style:family="paragraph" style:parent-style-name="Table_20_Contents">
      <style:paragraph-properties fo:line-height="150%" fo:text-align="center" style:justify-single-word="false" style:writing-mode="page"/>
      <style:text-properties fo:font-size="12pt" officeooo:rsid="001b0fcf" officeooo:paragraph-rsid="001b0fcf" style:font-size-asian="12pt" style:font-size-complex="12pt"/>
    </style:style>
    <style:style style:name="P16" style:family="paragraph" style:parent-style-name="Table_20_Contents">
      <style:paragraph-properties fo:line-height="150%" fo:text-align="start" style:justify-single-word="false" style:writing-mode="page"/>
      <style:text-properties fo:font-size="12pt" officeooo:rsid="001ba423" officeooo:paragraph-rsid="001ba423" style:font-size-asian="12pt" style:font-size-complex="12pt"/>
    </style:style>
    <style:style style:name="P17" style:family="paragraph" style:parent-style-name="Table_20_Contents">
      <style:paragraph-properties fo:line-height="150%" fo:text-align="start" style:justify-single-word="false" style:writing-mode="page"/>
      <style:text-properties fo:font-size="12pt" officeooo:rsid="001ba654" officeooo:paragraph-rsid="001ba654" style:font-size-asian="12pt" style:font-size-complex="12pt"/>
    </style:style>
    <style:style style:name="P18" style:family="paragraph" style:parent-style-name="Table_20_Contents">
      <style:paragraph-properties fo:line-height="150%" fo:text-align="center" style:justify-single-word="false" style:writing-mode="page"/>
      <style:text-properties fo:font-size="12pt" officeooo:rsid="001beb5c" officeooo:paragraph-rsid="001beb5c" style:font-size-asian="12pt" style:font-size-complex="12pt"/>
    </style:style>
    <style:style style:name="P19" style:family="paragraph" style:parent-style-name="Table_20_Contents">
      <style:paragraph-properties fo:line-height="150%" fo:text-align="start" style:justify-single-word="false" style:writing-mode="page"/>
      <style:text-properties fo:font-size="12pt" officeooo:rsid="001ec3cd" officeooo:paragraph-rsid="001ec3cd" style:font-size-asian="12pt" style:font-size-complex="12pt"/>
    </style:style>
    <style:style style:name="P20" style:family="paragraph" style:parent-style-name="Table_20_Contents">
      <style:paragraph-properties fo:line-height="150%" fo:text-align="start" style:justify-single-word="false" style:writing-mode="page"/>
      <style:text-properties fo:font-size="12pt" officeooo:rsid="001ec3cd" officeooo:paragraph-rsid="0020231c" style:font-size-asian="12pt" style:font-size-complex="12pt"/>
    </style:style>
    <style:style style:name="P21" style:family="paragraph" style:parent-style-name="Table_20_Contents">
      <style:paragraph-properties fo:line-height="150%" fo:text-align="start" style:justify-single-word="false" style:writing-mode="page"/>
      <style:text-properties fo:font-size="12pt" officeooo:rsid="002027f3" officeooo:paragraph-rsid="002027f3" style:font-size-asian="12pt" style:font-size-complex="12pt"/>
    </style:style>
    <style:style style:name="P22" style:family="paragraph" style:parent-style-name="Table_20_Contents">
      <style:paragraph-properties fo:line-height="150%" fo:text-align="start" style:justify-single-word="false" style:writing-mode="page"/>
      <style:text-properties fo:font-size="12pt" officeooo:rsid="00229f1e" officeooo:paragraph-rsid="00229f1e" style:font-size-asian="12pt" style:font-size-complex="12pt"/>
    </style:style>
    <style:style style:name="P23" style:family="paragraph" style:parent-style-name="Table_20_Contents">
      <style:paragraph-properties fo:line-height="150%" fo:text-align="center" style:justify-single-word="false" style:writing-mode="page"/>
      <style:text-properties fo:font-size="12pt" officeooo:rsid="0023a7c2" officeooo:paragraph-rsid="0023a7c2" style:font-size-asian="12pt" style:font-size-complex="12pt"/>
    </style:style>
    <style:style style:name="P24" style:family="paragraph" style:parent-style-name="Table_20_Contents">
      <style:paragraph-properties fo:line-height="150%" fo:text-align="center" style:justify-single-word="false" style:writing-mode="page"/>
      <style:text-properties fo:font-size="12pt" officeooo:rsid="00244b5c" officeooo:paragraph-rsid="00244b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4pt" fo:font-weight="normal" officeooo:rsid="000defdc" officeooo:paragraph-rsid="00145320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145320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145320" officeooo:paragraph-rsid="00145320"/>
    </style:style>
    <style:style style:name="P28" style:family="paragraph" style:parent-style-name="Table_20_Contents">
      <style:paragraph-properties fo:line-height="150%" fo:text-align="center" style:justify-single-word="false" style:writing-mode="page"/>
      <style:text-properties fo:font-size="12pt" officeooo:rsid="00272ee9" officeooo:paragraph-rsid="00272ee9" style:font-size-asian="12pt" style:font-size-complex="12pt"/>
    </style:style>
    <style:style style:name="T1" style:family="text">
      <style:text-properties officeooo:rsid="0010829d"/>
    </style:style>
    <style:style style:name="T2" style:family="text">
      <style:text-properties fo:font-size="18pt" fo:font-weight="normal" officeooo:rsid="000defdc" style:font-size-asian="18pt" style:font-weight-asian="normal" style:font-size-complex="18pt" style:font-weight-complex="normal"/>
    </style:style>
    <style:style style:name="T3" style:family="text">
      <style:text-properties fo:font-size="18pt" fo:font-weight="normal" officeooo:rsid="00145320" style:font-size-asian="18pt" style:font-weight-asian="normal" style:font-size-complex="18pt" style:font-weight-complex="normal"/>
    </style:style>
    <style:style style:name="T4" style:family="text">
      <style:text-properties fo:font-size="14pt" fo:font-weight="normal" officeooo:rsid="000defdc" style:font-size-asian="14pt" style:font-weight-asian="normal" style:font-size-complex="14pt" style:font-weight-complex="normal"/>
    </style:style>
    <style:style style:name="T5" style:family="text">
      <style:text-properties officeooo:rsid="00195ca3"/>
    </style:style>
    <style:style style:name="T6" style:family="text">
      <style:text-properties officeooo:rsid="001ba654"/>
    </style:style>
    <style:style style:name="T7" style:family="text">
      <style:text-properties officeooo:rsid="0020231c"/>
    </style:style>
    <style:style style:name="T8" style:family="text">
      <style:text-properties officeooo:rsid="002138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in Mapping</text:p>
      <text:p text:style-name="P1"/>
      <table:table table:name="LEDMap" table:style-name="LEDMap">
        <table:table-column table:style-name="LEDMap.A"/>
        <table:table-column table:style-name="LEDMap.B"/>
        <table:table-column table:style-name="LEDMap.C"/>
        <table:table-column table:style-name="LEDMap.D"/>
        <table:table-row>
          <table:table-cell table:style-name="LEDMap.A1" office:value-type="string">
            <text:p text:style-name="P5">Name</text:p>
          </table:table-cell>
          <table:table-cell table:style-name="LEDMap.A1" office:value-type="string">
            <text:p text:style-name="P5">Description</text:p>
          </table:table-cell>
          <table:table-cell table:style-name="LEDMap.A1" office:value-type="string">
            <text:p text:style-name="P6">Pin</text:p>
          </table:table-cell>
          <table:table-cell table:style-name="LEDMap.D1" office:value-type="string">
            <text:p text:style-name="P6"><text:span text:style-name="T1">BCM </text:span>Port</text:p>
          </table:table-cell>
        </table:table-row>
        <table:table-row>
          <table:table-cell table:style-name="LEDMap.A2" office:value-type="string">
            <text:p text:style-name="P7">STATUS_DAT</text:p>
          </table:table-cell>
          <table:table-cell table:style-name="LEDMap.A2" office:value-type="string">
            <text:p text:style-name="P12">Status LEDs’ shift register data pin.</text:p>
          </table:table-cell>
          <table:table-cell table:style-name="LEDMap.A2" office:value-type="string">
            <text:p text:style-name="P11">11</text:p>
          </table:table-cell>
          <table:table-cell table:style-name="LEDMap.D2" office:value-type="string">
            <text:p text:style-name="P13">17</text:p>
          </table:table-cell>
        </table:table-row>
        <table:table-row>
          <table:table-cell table:style-name="LEDMap.A2" office:value-type="string">
            <text:p text:style-name="P7">STATUS_CLK</text:p>
          </table:table-cell>
          <table:table-cell table:style-name="LEDMap.A2" office:value-type="string">
            <text:p text:style-name="P12">Status LEDs’ shift register clock pin.</text:p>
          </table:table-cell>
          <table:table-cell table:style-name="LEDMap.A2" office:value-type="string">
            <text:p text:style-name="P11">13</text:p>
          </table:table-cell>
          <table:table-cell table:style-name="LEDMap.D2" office:value-type="string">
            <text:p text:style-name="P13">27</text:p>
          </table:table-cell>
        </table:table-row>
        <table:table-row>
          <table:table-cell table:style-name="LEDMap.A2" office:value-type="string">
            <text:p text:style-name="P7">STATUS_LAT</text:p>
          </table:table-cell>
          <table:table-cell table:style-name="LEDMap.A2" office:value-type="string">
            <text:p text:style-name="P12">Status LEDs’ shift register latch pin.</text:p>
          </table:table-cell>
          <table:table-cell table:style-name="LEDMap.A2" office:value-type="string">
            <text:p text:style-name="P24">7</text:p>
          </table:table-cell>
          <table:table-cell table:style-name="LEDMap.D2" office:value-type="string">
            <text:p text:style-name="P24">4</text:p>
          </table:table-cell>
        </table:table-row>
        <table:table-row>
          <table:table-cell table:style-name="LEDMap.A2" office:value-type="string">
            <text:p text:style-name="P8">DISPLAY_DAT</text:p>
          </table:table-cell>
          <table:table-cell table:style-name="LEDMap.A2" office:value-type="string">
            <text:p text:style-name="P16">Display board <text:span text:style-name="T6">Nixie</text:span> shift registers’ data pin.</text:p>
          </table:table-cell>
          <table:table-cell table:style-name="LEDMap.A2" office:value-type="string">
            <text:p text:style-name="P18">16</text:p>
          </table:table-cell>
          <table:table-cell table:style-name="LEDMap.D2" office:value-type="string">
            <text:p text:style-name="P18">23</text:p>
          </table:table-cell>
        </table:table-row>
        <table:table-row>
          <table:table-cell table:style-name="LEDMap.A2" office:value-type="string">
            <text:p text:style-name="P8">DISPLAY_CLK</text:p>
          </table:table-cell>
          <table:table-cell table:style-name="LEDMap.A2" office:value-type="string">
            <text:p text:style-name="P17">Display board Nixie shift registers’ clock pin.</text:p>
          </table:table-cell>
          <table:table-cell table:style-name="LEDMap.A2" office:value-type="string">
            <text:p text:style-name="P18">18</text:p>
          </table:table-cell>
          <table:table-cell table:style-name="LEDMap.D2" office:value-type="string">
            <text:p text:style-name="P18">24</text:p>
          </table:table-cell>
        </table:table-row>
        <table:table-row>
          <table:table-cell table:style-name="LEDMap.A2" office:value-type="string">
            <text:p text:style-name="P8">DISPLAY_LAT</text:p>
          </table:table-cell>
          <table:table-cell table:style-name="LEDMap.A2" office:value-type="string">
            <text:p text:style-name="P17">Display board Nixie shift registers’ latch pin.</text:p>
          </table:table-cell>
          <table:table-cell table:style-name="LEDMap.A2" office:value-type="string">
            <text:p text:style-name="P28">10</text:p>
          </table:table-cell>
          <table:table-cell table:style-name="LEDMap.D2" office:value-type="string">
            <text:p text:style-name="P28">15</text:p>
          </table:table-cell>
        </table:table-row>
        <table:table-row>
          <table:table-cell table:style-name="LEDMap.A2" office:value-type="string">
            <text:p text:style-name="P8">DISPLAY_BLANK</text:p>
          </table:table-cell>
          <table:table-cell table:style-name="LEDMap.A2" office:value-type="string">
            <text:p text:style-name="P14">PWM brightness <text:span text:style-name="T5">control</text:span> pin for the Nixie tube display.</text:p>
          </table:table-cell>
          <table:table-cell table:style-name="LEDMap.A2" office:value-type="string">
            <text:p text:style-name="P15">12</text:p>
          </table:table-cell>
          <table:table-cell table:style-name="LEDMap.D2" office:value-type="string">
            <text:p text:style-name="P15">18</text:p>
          </table:table-cell>
        </table:table-row>
        <table:table-row>
          <table:table-cell table:style-name="LEDMap.A2" office:value-type="string">
            <text:p text:style-name="P10">BUTTON_LEFT</text:p>
          </table:table-cell>
          <table:table-cell table:style-name="LEDMap.A2" office:value-type="string">
            <text:p text:style-name="P21">Status of the ‘&lt;’ pushbutton, active <text:span text:style-name="T8">low.</text:span></text:p>
          </table:table-cell>
          <table:table-cell table:style-name="LEDMap.A2" office:value-type="string">
            <text:p text:style-name="P24">15</text:p>
          </table:table-cell>
          <table:table-cell table:style-name="LEDMap.D2" office:value-type="string">
            <text:p text:style-name="P24">22</text:p>
          </table:table-cell>
        </table:table-row>
        <table:table-row>
          <table:table-cell table:style-name="LEDMap.A2" office:value-type="string">
            <text:p text:style-name="P10">BUTTON_RIGHT</text:p>
          </table:table-cell>
          <table:table-cell table:style-name="LEDMap.A2" office:value-type="string">
            <text:p text:style-name="P22">Status of the ‘&gt;’ pushbutton, active low.</text:p>
          </table:table-cell>
          <table:table-cell table:style-name="LEDMap.A2" office:value-type="string">
            <text:p text:style-name="P24">19</text:p>
          </table:table-cell>
          <table:table-cell table:style-name="LEDMap.D2" office:value-type="string">
            <text:p text:style-name="P24">10</text:p>
          </table:table-cell>
        </table:table-row>
        <table:table-row>
          <table:table-cell table:style-name="LEDMap.A2" office:value-type="string">
            <text:p text:style-name="P10">BUTTON_UP</text:p>
          </table:table-cell>
          <table:table-cell table:style-name="LEDMap.A2" office:value-type="string">
            <text:p text:style-name="P22">Status of the ‘+’ pushbutton, active low.</text:p>
          </table:table-cell>
          <table:table-cell table:style-name="LEDMap.A2" office:value-type="string">
            <text:p text:style-name="P24">21</text:p>
          </table:table-cell>
          <table:table-cell table:style-name="LEDMap.D2" office:value-type="string">
            <text:p text:style-name="P24">9</text:p>
          </table:table-cell>
        </table:table-row>
        <table:table-row>
          <table:table-cell table:style-name="LEDMap.A2" office:value-type="string">
            <text:p text:style-name="P10">BUTTON_DOWN</text:p>
          </table:table-cell>
          <table:table-cell table:style-name="LEDMap.A2" office:value-type="string">
            <text:p text:style-name="P22">Status of the ‘-’ pushbutton, active low.</text:p>
          </table:table-cell>
          <table:table-cell table:style-name="LEDMap.A2" office:value-type="string">
            <text:p text:style-name="P24">23</text:p>
          </table:table-cell>
          <table:table-cell table:style-name="LEDMap.D2" office:value-type="string">
            <text:p text:style-name="P24">11</text:p>
          </table:table-cell>
        </table:table-row>
        <table:table-row>
          <table:table-cell table:style-name="LEDMap.A2" office:value-type="string">
            <text:p text:style-name="P9">ENCODER_D1</text:p>
          </table:table-cell>
          <table:table-cell table:style-name="LEDMap.A2" office:value-type="string">
            <text:p text:style-name="P19"><text:span text:style-name="T7">Pin #1 </text:span>for the encoded position of the main rotary switch.</text:p>
          </table:table-cell>
          <table:table-cell table:style-name="LEDMap.A2" office:value-type="string">
            <text:p text:style-name="P23">22</text:p>
          </table:table-cell>
          <table:table-cell table:style-name="LEDMap.D2" office:value-type="string">
            <text:p text:style-name="P23">25</text:p>
          </table:table-cell>
        </table:table-row>
        <table:table-row>
          <table:table-cell table:style-name="LEDMap.A2" office:value-type="string">
            <text:p text:style-name="P9">ENCODER_D2</text:p>
          </table:table-cell>
          <table:table-cell table:style-name="LEDMap.A2" office:value-type="string">
            <text:p text:style-name="P20"><text:span text:style-name="T7">Pin #2 </text:span>for the encoded position of the main rotary switch.</text:p>
          </table:table-cell>
          <table:table-cell table:style-name="LEDMap.A2" office:value-type="string">
            <text:p text:style-name="P23">24</text:p>
          </table:table-cell>
          <table:table-cell table:style-name="LEDMap.D2" office:value-type="string">
            <text:p text:style-name="P23">8</text:p>
          </table:table-cell>
        </table:table-row>
        <table:table-row>
          <table:table-cell table:style-name="LEDMap.A2" office:value-type="string">
            <text:p text:style-name="P9">ENCODER_D3</text:p>
          </table:table-cell>
          <table:table-cell table:style-name="LEDMap.A2" office:value-type="string">
            <text:p text:style-name="P20"><text:span text:style-name="T7">Pin #3 </text:span>for the encoded position of the main rotary switch.</text:p>
          </table:table-cell>
          <table:table-cell table:style-name="LEDMap.A2" office:value-type="string">
            <text:p text:style-name="P23">26</text:p>
          </table:table-cell>
          <table:table-cell table:style-name="LEDMap.D2" office:value-type="string">
            <text:p text:style-name="P23">7</text:p>
          </table:table-cell>
        </table:table-row>
      </table:table>
      <text:p text:style-name="P2"/>
      <text:p text:style-name="P4"><text:span text:style-name="T2">Source</text:span><text:span text:style-name="T3">s</text:span><text:span text:style-name="T2">:</text:span></text:p>
      <text:p text:style-name="P25"/>
      <text:list xml:id="list1624806024840505343" text:style-name="L1">
        <text:list-item>
          <text:p text:style-name="P26"><text:a xlink:type="simple" xlink:href="https://pinout.xyz/" text:style-name="Internet_20_link" text:visited-style-name="Visited_20_Internet_20_Link"><text:span text:style-name="T4">https://pinout.xyz</text:span></text:a></text:p>
        </text:list-item>
        <text:list-item>
          <text:p text:style-name="P27"><text:a xlink:type="simple" xlink:href="https://www.raspberrypi.org/documentation/hardware/raspberrypi/schematics/Raspberry-Pi-Rev-2.1-Model-AB-Schematics.pdf" text:style-name="Internet_20_link" text:visited-style-name="Visited_20_Internet_20_Link"><text:span text:style-name="T4">https://www.raspberrypi.org/documentation/hardware/raspberrypi/schematics/Raspberry-Pi-Rev-2.1-Model-AB-Schematics.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2.2.2.0$Linux_X86_64 LibreOffice_project/20m0$Build-2</meta:generator>
    <dc:date>2016-10-04T02:45:34.896087226</dc:date>
    <meta:editing-duration>PT1H29M19S</meta:editing-duration>
    <meta:editing-cycles>39</meta:editing-cycles>
    <meta:document-statistic meta:table-count="1" meta:image-count="0" meta:object-count="0" meta:page-count="1" meta:paragraph-count="64" meta:word-count="163" meta:character-count="1028" meta:non-whitespace-character-count="931"/>
  </office:meta>
</office:document-meta>
</file>